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automatic-styles>
    <style:style style:name="P1" style:family="paragraph" style:parent-style-name="Default">
      <style:paragraph-properties fo:line-height="200%"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Source Sans Pro" fo:font-size="11pt" style:font-size-asian="11pt" style:font-size-complex="11pt"/>
    </style:style>
    <style:style style:name="P4" style:family="paragraph" style:parent-style-name="Standard">
      <style:paragraph-properties fo:line-height="200%"/>
      <style:text-properties style:font-name="Source Sans Pro" fo:font-size="11pt" style:font-size-asian="11pt" style:font-size-complex="11pt"/>
    </style:style>
    <style:style style:name="P5" style:family="paragraph" style:parent-style-name="Standard">
      <style:paragraph-properties fo:line-height="200%"/>
      <style:text-properties style:font-name="Source Sans Pro" fo:font-size="11pt" officeooo:paragraph-rsid="001da118" style:font-size-asian="11pt" style:font-size-complex="11pt"/>
    </style:style>
    <style:style style:name="P6" style:family="paragraph" style:parent-style-name="Standard">
      <style:paragraph-properties fo:text-align="end" style:justify-single-word="false"/>
      <style:text-properties style:font-name="Source Sans Pro" fo:font-size="11pt" style:font-size-asian="11pt" style:font-size-complex="11pt"/>
    </style:style>
    <style:style style:name="P7" style:family="paragraph" style:parent-style-name="Standard">
      <style:text-properties officeooo:paragraph-rsid="001fa51a"/>
    </style:style>
    <style:style style:name="P8" style:family="paragraph" style:parent-style-name="Standard">
      <style:paragraph-properties fo:text-align="start" style:justify-single-word="false"/>
      <style:text-properties officeooo:paragraph-rsid="001fa51a"/>
    </style:style>
    <style:style style:name="P9"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P10" style:family="paragraph" style:parent-style-name="Standard">
      <style:text-properties style:font-name="sans-serif" fo:font-size="8pt" fo:font-weight="bold" officeooo:paragraph-rsid="001fa51a" style:font-size-asian="8pt" style:font-weight-asian="bold" style:font-size-complex="8pt" style:font-weight-complex="bold"/>
    </style:style>
    <style:style style:name="T1" style:family="text">
      <style:text-properties fo:color="#333333" style:font-name="Labor One" fo:font-size="54pt" style:font-size-asian="54pt" style:font-size-complex="54pt"/>
    </style:style>
    <style:style style:name="T2" style:family="text">
      <style:text-properties fo:color="#009999" style:font-name="Labor One" fo:font-size="54pt" style:font-size-asian="54pt" style:font-size-complex="5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55c28" style:font-weight-asian="bold"/>
    </style:style>
    <style:style style:name="T6" style:family="text">
      <style:text-properties fo:font-weight="bold" officeooo:rsid="001e41f9" style:font-weight-asian="bold"/>
    </style:style>
    <style:style style:name="T7" style:family="text">
      <style:text-properties officeooo:rsid="0014890f"/>
    </style:style>
    <style:style style:name="T8" style:family="text">
      <style:text-properties style:font-name="Source Sans Pro" fo:font-size="10pt" fo:font-style="italic" style:font-size-asian="10pt" style:font-style-asian="italic" style:font-size-complex="10pt"/>
    </style:style>
    <style:style style:name="T9" style:family="text">
      <style:text-properties style:font-name="Source Sans Pro" fo:font-size="11pt" style:font-size-asian="11pt" style:font-size-complex="11pt"/>
    </style:style>
    <style:style style:name="T10" style:family="text">
      <style:text-properties style:font-name="Source Sans Pro" fo:font-size="11pt" fo:font-weight="bold" style:font-size-asian="11pt" style:font-weight-asian="bold" style:font-size-complex="11pt"/>
    </style:style>
    <style:style style:name="T11" style:family="text">
      <style:text-properties officeooo:rsid="001e41f9"/>
    </style:style>
    <style:style style:name="T12" style:family="text">
      <style:text-properties style:font-name="sans-serif" fo:font-size="8pt" style:font-size-asian="8pt" style:font-size-complex="8pt"/>
    </style:style>
    <style:style style:name="T13" style:family="text">
      <style:text-properties style:font-name="sans-serif" fo:font-size="8pt" officeooo:rsid="0008851b" style:font-size-asian="8pt" style:font-size-complex="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LABOR</text:span> e.V.<text:line-break/>Alleestraße 50<text:line-break/>44793 Bochum</text:p>
      <text:p text:style-name="P5"><text:span text:style-name="T3">Mitgliedsantrag </text:span><text:span text:style-name="T5">für den</text:span><text:span text:style-name="T3"> </text:span><text:span text:style-name="T6">LABOR</text:span><text:span text:style-name="T3"> e.V. Bochum<text:line-break/></text:span>Vorname:<text:tab/><text:tab/>______________________________________________________</text:p>
      <text:p text:style-name="P4">Nachname:<text:tab/><text:tab/>______________________________________________________</text:p>
      <text:p text:style-name="P4">Anschrift:<text:tab/><text:tab/>______________________________________________________</text:p>
      <text:p text:style-name="P4">Telefon/Mail: <text:tab/>______________________________________________________</text:p>
      <text:p text:style-name="P4"/>
      <text:p text:style-name="P3">Ich wähle <text:span text:style-name="T7">einen monatlichen </text:span>Mitgliedsbeitrag in Höhe von</text:p>
      <text:p text:style-name="P2"><text:span text:style-name="T9">[ <text:s/>] 5€ <text:s text:c="10"/></text:span><text:span text:style-name="Absatz-Standardschriftart"><text:span text:style-name="T10">[ <text:s/>] 10€</text:span></text:span><text:span text:style-name="T9"> <text:s text:c="9"/>[ <text:s/>] 20€ <text:s text:c="8"/>[ <text:s/>] ____________</text:span></text:p>
      <text:p text:style-name="P3">und <text:span text:style-name="T4">überweise</text:span> diesen </text:p>
      <text:p text:style-name="P2"><text:span text:style-name="T9">[ <text:s/>] monatlich <text:s text:c="9"/></text:span><text:span text:style-name="Absatz-Standardschriftart"><text:span text:style-name="T10">[ <text:s/>] alle 3 Monate <text:s text:c="9"/></text:span></text:span><text:span text:style-name="T9">[ <text:s/>] halbjährlich <text:s text:c="9"/>[ <text:s/>] jährlich</text:span></text:p>
      <text:p text:style-name="P3"/>
      <text:p text:style-name="P3">auf das Konto des <text:span text:style-name="T11">LABOR</text:span> e.V.:</text:p>
      <text:p text:style-name="P6">IBAN: DE72 4305 0001 0033 4191 77<text:line-break/>BIC: WELADED1BOC<text:line-break/>Sparkasse Bochum<text:line-break/></text:p>
      <text:p text:style-name="P3">Ich möchte Mitglied im <text:span text:style-name="T11">LABOR</text:span> e.V. werden und zahle meinen Mitgliedsbeitrag wie oben angegeben. Änderungen meiner Anschrift teile ich dem Verein unverzüglich mit.</text:p>
      <text:p text:style-name="P7"><text:span text:style-name="Absatz-Standardschriftart"><text:span text:style-name="T9"/></text:span></text:p>
      <text:p text:style-name="P8"><text:span text:style-name="Absatz-Standardschriftart"><text:span text:style-name="T9">______________________________________________________<text:line-break/></text:span></text:span><text:span text:style-name="Absatz-Standardschriftart"><text:span text:style-name="T8">Datum, Unterschrift<text:tab/><text:tab/><text:tab/><text:tab/><text:tab/><text:tab/><text:tab/><text:tab/> <text:s text:c="7"/></text:span></text:span><text:span text:style-name="Absatz-Standardschriftart"><text:span text:style-name="T9">das-labor.org</text:span></text:span></text:p>
      <text:p text:style-name="P10"/>
      <text:p text:style-name="P10">Datenschutzerklärung</text:p>
      <text:p text:style-name="P7"><text:span text:style-name="T12">Der Verein L</text:span><text:span text:style-name="T13">ABOR</text:span><text:span text:style-name="T12">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 text:style-name="T13">ABOR</text:span><text:span text:style-name="T12"> e.V. übermittelten Daten erfolgt durch den Verein ausschließlich nach Rücksprache mit mir und expliziter Freigabe durch mich. </text:span><text:span text:style-name="Absatz-Standardschriftart"><text:span text:style-name="T12">Über die zu meiner Person gespeicherten Daten kann ich jederzeit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2">vorstand@das-labor.org</text:span></text:span></text:a><text:span text:style-name="Absatz-Standardschriftart"><text:span text:style-name="T12"> Auskunft verlangen. Nach Beendigung meiner Mitgliedschaft kann ich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2">vorstand@das-labor.org</text:span></text:span></text:a><text:span text:style-name="Absatz-Standardschriftart"><text:span text:style-name="T12"> die Löschung meiner Daten verlangen. Diese Datenschutzerklärung wird dem Verein das L</text:span></text:span><text:span text:style-name="Absatz-Standardschriftart"><text:span text:style-name="T13">ABOR</text:span></text:span><text:span text:style-name="Absatz-Standardschriftart"><text:span text:style-name="T12"> e.V. zusammen mit den weiteren übermittelten Daten und Informationen übergeben. Die Einwilligung in die Datenschutzerklärung ist notwendige Voraussetzung für die Mitgliedscha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paragraph-properties fo:margin-top="0in" fo:margin-bottom="0in" loext:contextual-spacing="false" fo:line-height="100%" fo:hyphenation-ladder-count="no-limit" style:vertical-align="baseline"/>
      <style:text-properties fo:color="#0000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style:font-name="Labor One" fo:font-size="54pt" style:font-size-asian="54pt" style:font-size-complex="54pt"/>
    </style:style>
    <style:style style:name="MT2" style:family="text">
      <style:text-properties fo:color="#009999" style:font-name="Labor One" fo:font-size="54pt" style:font-size-asian="54pt" style:font-size-complex="54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blafoo</meta:initial-creator>
    <meta:creation-date>2015-04-18T13:36:00Z</meta:creation-date>
    <dc:date>2019-05-07T20:24:58.457349927</dc:date>
    <meta:print-date>2015-04-17T23:09:00Z</meta:print-date>
    <meta:editing-cycles>9</meta:editing-cycles>
    <meta:editing-duration>PT5M52S</meta:editing-duration>
    <meta:document-statistic meta:table-count="0" meta:image-count="0" meta:object-count="0" meta:page-count="1" meta:paragraph-count="16" meta:word-count="243" meta:character-count="2059" meta:non-whitespace-character-count="1749"/>
    <meta:template xlink:type="simple" xlink:actuate="onRequest" xlink:title="" xlink:href="Normal"/>
  </office:meta>
</office:document-meta>
</file>